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65c951" officeooo:paragraph-rsid="0065c951"/>
    </style:style>
    <style:style style:name="P5" style:family="paragraph" style:parent-style-name="Heading_20_1">
      <style:text-properties officeooo:rsid="005e379f" officeooo:paragraph-rsid="005e379f"/>
    </style:style>
    <style:style style:name="T1" style:family="text">
      <style:text-properties officeooo:rsid="005fb210"/>
    </style:style>
    <style:style style:name="T2" style:family="text">
      <style:text-properties officeooo:rsid="0065c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<text:span text:style-name="T2">eminar - Format</text:span></text:h>
      <text:p text:style-name="P1"/>
      <text:p text:style-name="P4">Unsere Seminare, die für 5-15 Personen angelegt sind, dauern in der Regel 2 bis 2 ½ Tage. Mithilfe eines Blended Learning Systems werden die Teilnehmer durch einen Parcours geschleust. Die erlaubt einerseits hoch individuelles Arbeiten, andererseits lässt es Raum für Gruppenerfahrungen, Diskussionen, Gespräche. Ziel ist stets: aus einer begrenzten Zeit ein Maximum an praktisch verwertbaren Einsichten herauszuholen.</text:p>
      <text:p text:style-name="P4"/>
      <text:p text:style-name="P4">Sie werden an besonders ausgesuchten Locations durchgeführt, lassen sich aber auch inhouse organisieren. </text:p>
      <text:p text:style-name="P2"/>
      <text:p text:style-name="P2"/>
      <text:p text:style-name="P3">Our seminars, which are designed for 5-15 persons, usually last 2 to 2 ½ days. With the help of a blended learning system, the participants are guided through a course. On the one hand this allows highly individual work, on the other hand it leaves room for group experiences, discussions, conversations. The goal is always: to gain maximum practical insights from a limited ti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6T12:23:27.356196187</dc:date>
    <meta:editing-duration>PT3H45M24S</meta:editing-duration>
    <meta:editing-cycles>28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137" meta:character-count="919" meta:non-whitespace-character-count="785"/>
  </office:meta>
</office:document-meta>
</file>